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7" style:family="paragraph" style:parent-style-name="Table_20_Contents">
      <style:text-properties style:font-name="Liberation Sans" fo:font-size="12pt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3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1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ca56a54"/>
    </style:style>
    <style:style style:name="P44" style:family="paragraph" style:parent-style-name="Standard">
      <style:text-properties officeooo:paragraph-rsid="0ca5faa5"/>
    </style:style>
    <style:style style:name="P45" style:family="paragraph" style:parent-style-name="Standard">
      <style:text-properties officeooo:paragraph-rsid="0ca6ddb9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d2e61eb"/>
    </style:style>
    <style:style style:name="P59" style:family="paragraph" style:parent-style-name="Standard">
      <style:text-properties officeooo:paragraph-rsid="0d804757"/>
    </style:style>
    <style:style style:name="P60" style:family="paragraph" style:parent-style-name="Standard">
      <style:text-properties officeooo:paragraph-rsid="0da26ad3"/>
    </style:style>
    <style:style style:name="P61" style:family="paragraph" style:parent-style-name="Standard">
      <style:text-properties officeooo:paragraph-rsid="0d1be4a7"/>
    </style:style>
    <style:style style:name="P62" style:family="paragraph" style:parent-style-name="Standard">
      <style:text-properties officeooo:paragraph-rsid="0daa4aef"/>
    </style:style>
    <style:style style:name="P63" style:family="paragraph" style:parent-style-name="Standard">
      <style:text-properties officeooo:paragraph-rsid="0daef67d"/>
    </style:style>
    <style:style style:name="P64" style:family="paragraph" style:parent-style-name="Standard">
      <style:text-properties officeooo:paragraph-rsid="0db0d4d1"/>
    </style:style>
    <style:style style:name="P65" style:family="paragraph" style:parent-style-name="Standard">
      <style:text-properties officeooo:paragraph-rsid="0db40abc"/>
    </style:style>
    <style:style style:name="P66" style:family="paragraph" style:parent-style-name="Standard">
      <style:text-properties officeooo:paragraph-rsid="0dbf3336"/>
    </style:style>
    <style:style style:name="P67" style:family="paragraph" style:parent-style-name="Standard">
      <style:text-properties officeooo:paragraph-rsid="0dce9327"/>
    </style:style>
    <style:style style:name="P68" style:family="paragraph" style:parent-style-name="Standard">
      <style:text-properties officeooo:rsid="0dde9a1c" officeooo:paragraph-rsid="0dde9a1c"/>
    </style:style>
    <style:style style:name="P69" style:family="paragraph" style:parent-style-name="Standard">
      <style:text-properties officeooo:rsid="0dde9a1c" officeooo:paragraph-rsid="0ddfbc49"/>
    </style:style>
    <style:style style:name="P70" style:family="paragraph" style:parent-style-name="Standard">
      <style:text-properties officeooo:paragraph-rsid="0deb3f7d"/>
    </style:style>
    <style:style style:name="P71" style:family="paragraph" style:parent-style-name="Footnote">
      <style:text-properties officeooo:paragraph-rsid="04473353"/>
    </style:style>
    <style:style style:name="P72" style:family="paragraph" style:parent-style-name="Footnote">
      <style:text-properties officeooo:paragraph-rsid="0cf7e116"/>
    </style:style>
    <style:style style:name="P73" style:family="paragraph" style:parent-style-name="Footnote">
      <style:text-properties officeooo:rsid="043ccc66" officeooo:paragraph-rsid="0dca2508"/>
    </style:style>
    <style:style style:name="P74" style:family="paragraph" style:parent-style-name="Footnote">
      <style:text-properties officeooo:rsid="043ccc66" officeooo:paragraph-rsid="0e50324d"/>
    </style:style>
    <style:style style:name="P75" style:family="paragraph" style:parent-style-name="Footnote">
      <style:text-properties officeooo:rsid="043ccc66" officeooo:paragraph-rsid="0e5afad8"/>
    </style:style>
    <style:style style:name="P76" style:family="paragraph" style:parent-style-name="Standard">
      <style:text-properties officeooo:paragraph-rsid="0e0f3ce4"/>
    </style:style>
    <style:style style:name="P77" style:family="paragraph" style:parent-style-name="Standard">
      <style:text-properties officeooo:paragraph-rsid="0e153b91"/>
    </style:style>
    <style:style style:name="P78" style:family="paragraph" style:parent-style-name="Standard">
      <style:text-properties officeooo:paragraph-rsid="0e26e14b"/>
    </style:style>
    <style:style style:name="P79" style:family="paragraph" style:parent-style-name="Standard">
      <style:text-properties officeooo:paragraph-rsid="0e5c6890"/>
    </style:style>
    <style:style style:name="P80" style:family="paragraph" style:parent-style-name="Footnote">
      <style:text-properties officeooo:paragraph-rsid="0e72255e"/>
    </style:style>
    <style:style style:name="P81" style:family="paragraph" style:parent-style-name="Standard">
      <style:text-properties officeooo:paragraph-rsid="0e7e5c87"/>
    </style:style>
    <style:style style:name="P82" style:family="paragraph" style:parent-style-name="Footnote">
      <style:text-properties officeooo:paragraph-rsid="0e81bf91"/>
    </style:style>
    <style:style style:name="P83" style:family="paragraph" style:parent-style-name="Footnote">
      <style:text-properties officeooo:paragraph-rsid="0e83c34e"/>
    </style:style>
    <style:style style:name="P84" style:family="paragraph" style:parent-style-name="Standard">
      <style:text-properties officeooo:paragraph-rsid="0e8858a9"/>
    </style:style>
    <style:style style:name="P85" style:family="paragraph" style:parent-style-name="Footnote">
      <style:text-properties officeooo:paragraph-rsid="0e9381e6"/>
    </style:style>
    <style:style style:name="P86" style:family="paragraph" style:parent-style-name="Footnote">
      <style:text-properties officeooo:paragraph-rsid="0e955231"/>
    </style:style>
    <style:style style:name="P8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83d6d4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9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officeooo:rsid="02f99a6c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1" style:family="text">
      <style:text-properties fo:color="#000000" loext:opacity="100%" style:text-line-through-style="none" style:text-line-through-type="none" style:text-underline-style="none"/>
    </style:style>
    <style:style style:name="T222" style:family="text">
      <style:text-properties fo:color="#000000" loext:opacity="100%" style:text-line-through-style="none" style:text-line-through-type="none" style:text-underline-style="none" officeooo:rsid="0aabd8f8"/>
    </style:style>
    <style:style style:name="T2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3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3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6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7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81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officeooo:rsid="004804ae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06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0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0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09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1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1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1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13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1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officeooo:rsid="047da547"/>
    </style:style>
    <style:style style:name="T31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1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2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2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0" style:family="text">
      <style:text-properties style:use-window-font-color="true" loext:opacity="0%" style:font-name="Liberation Sans" fo:font-size="12pt" style:font-size-asian="12pt" style:font-size-complex="12pt"/>
    </style:style>
    <style:style style:name="T341" style:family="text">
      <style:text-properties officeooo:rsid="04473353"/>
    </style:style>
    <style:style style:name="T34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5" style:family="text">
      <style:text-properties officeooo:rsid="0aace3cd"/>
    </style:style>
    <style:style style:name="T346" style:family="text">
      <style:text-properties officeooo:rsid="0b952edb"/>
    </style:style>
    <style:style style:name="T347" style:family="text">
      <style:text-properties fo:font-size="8pt" style:font-size-asian="8pt" style:font-size-complex="8pt" loext:padding="0.049cm" loext:border="0.31pt solid #000000"/>
    </style:style>
    <style:style style:name="T348" style:family="text">
      <style:text-properties officeooo:rsid="0394a435"/>
    </style:style>
    <style:style style:name="T349" style:family="text">
      <style:text-properties officeooo:rsid="0be4091b"/>
    </style:style>
    <style:style style:name="T350" style:family="text">
      <style:text-properties officeooo:rsid="0cf7e116"/>
    </style:style>
    <style:style style:name="T351" style:family="text">
      <style:text-properties officeooo:rsid="0de11971"/>
    </style:style>
    <style:style style:name="T352" style:family="text">
      <style:text-properties style:font-name="Liberation Sans"/>
    </style:style>
    <style:style style:name="T353" style:family="text">
      <style:text-properties style:font-name="Liberation Sans" fo:font-size="12pt"/>
    </style:style>
    <style:style style:name="T354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6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6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61" style:family="text">
      <style:text-properties style:font-name="Liberation Sans" fo:font-size="12pt" fo:font-style="normal" officeooo:rsid="00bddfbe" style:font-size-asian="12pt" style:font-size-complex="12pt"/>
    </style:style>
    <style:style style:name="T362" style:family="text">
      <style:text-properties style:font-name="Liberation Sans" fo:font-size="12pt" officeooo:rsid="047da547" style:font-size-asian="12pt"/>
    </style:style>
    <style:style style:name="T363" style:family="text">
      <style:text-properties style:font-name="Liberation Sans" fo:font-size="12pt" style:font-size-asian="12pt" style:font-size-complex="12pt"/>
    </style:style>
    <style:style style:name="T364" style:family="text">
      <style:text-properties style:font-name="Liberation Sans" fo:font-size="12pt" officeooo:rsid="01657261" style:font-size-asian="12pt" style:font-size-complex="12pt"/>
    </style:style>
    <style:style style:name="T365" style:family="text">
      <style:text-properties style:font-name="Liberation Sans" fo:font-size="12pt" officeooo:rsid="00bddfbe" style:font-size-asian="12pt" style:font-size-complex="12pt"/>
    </style:style>
    <style:style style:name="T366" style:family="text">
      <style:text-properties style:font-name="Liberation Sans" fo:font-size="12pt" officeooo:rsid="0d1ec96e" style:font-size-asian="12pt" style:font-size-complex="12pt"/>
    </style:style>
    <style:style style:name="T367" style:family="text">
      <style:text-properties style:font-name="Liberation Sans" officeooo:rsid="047fb57c"/>
    </style:style>
    <style:style style:name="T368" style:family="text">
      <style:text-properties style:font-name="Liberation Sans" officeooo:rsid="047da547"/>
    </style:style>
    <style:style style:name="T369" style:family="text">
      <style:text-properties officeooo:rsid="01657261" style:font-size-complex="12pt"/>
    </style:style>
    <style:style style:name="T370" style:family="text">
      <style:text-properties fo:font-weight="bold" officeooo:rsid="0e59b6fb" style:font-weight-asian="bold" style:font-weight-complex="bold"/>
    </style:style>
    <style:style style:name="T371" style:family="text">
      <style:text-properties officeooo:rsid="0e5635a7"/>
    </style:style>
    <style:style style:name="T372" style:family="text">
      <style:text-properties officeooo:rsid="0e56c5f4"/>
    </style:style>
    <style:style style:name="T373" style:family="text">
      <style:text-properties officeooo:rsid="0e5e443a"/>
    </style:style>
    <style:style style:name="T374" style:family="text">
      <style:text-properties officeooo:rsid="0e633903"/>
    </style:style>
    <style:style style:name="T375" style:family="text">
      <style:text-properties officeooo:rsid="0e80285f"/>
    </style:style>
    <style:style style:name="T376" style:family="text">
      <style:text-properties officeooo:rsid="0e838e2a"/>
    </style:style>
    <style:style style:name="T377" style:family="text">
      <style:text-properties officeooo:rsid="0e83c34e"/>
    </style:style>
    <style:style style:name="T378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9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0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1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5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6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7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9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90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1" style:family="text">
      <style:text-properties fo:color="#808080" loext:opacity="100%" style:font-name="Liberation Sans" fo:font-size="12pt" style:font-size-asian="12pt" style:font-size-complex="12pt"/>
    </style:style>
    <style:style style:name="T392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3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span text:style-name="Strong_20_Emphasis"><text:span text:style-name="T249">C</text:span></text:span><text:span text:style-name="Strong_20_Emphasis"><text:span text:style-name="T248">hecklist voor </text:span></text:span><text:span text:style-name="Strong_20_Emphasis"><text:span text:style-name="T250">de installatie</text:span></text:span><text:span text:style-name="Strong_20_Emphasis"><text:span text:style-name="T248"> van </text:span></text:span><text:reference-mark-start text:name="Distributie"/><text:span text:style-name="Strong_20_Emphasis"><text:span text:style-name="T251">Ubuntu</text:span></text:span><text:reference-mark-end text:name="Distributie"/><text:span text:style-name="Strong_20_Emphasis"><text:span text:style-name="T251"> </text:span></text:span><text:reference-mark-start text:name="Versie"/><text:span text:style-name="Strong_20_Emphasis"><text:span text:style-name="T252">2</text:span></text:span><text:span text:style-name="Strong_20_Emphasis"><text:span text:style-name="T258">2</text:span></text:span><text:span text:style-name="Strong_20_Emphasis"><text:span text:style-name="T253">.04</text:span></text:span><text:reference-mark-end text:name="Versie"/><text:span text:style-name="Strong_20_Emphasis"><text:span text:style-name="T259"> </text:span></text:span><text:span text:style-name="Strong_20_Emphasis"><text:span text:style-name="T260">LTS</text:span></text:span><text:span text:style-name="Strong_20_Emphasis"><text:span text:style-name="T254"><text:note text:id="ftn1" text:note-class="footnote"><text:note-citation>1</text:note-citation><text:note-body><text:p text:style-name="P86"><text:span text:style-name="T348">Deze versie </text:span><text:span text:style-name="T348"><text:reference-ref text:reference-format="text" text:ref-name="Versie">22.04</text:reference-ref></text:span><text:span text:style-name="T349"><text:s/></text:span><text:span text:style-name="T348">is een zogenaamde LTS-versie (</text:span><text:span text:style-name="T351">LTS=</text:span><text:span text:style-name="T348">Long-Term Support, langetermijnondersteuning).<text:line-break/></text:span><text:span text:style-name="T281">Deze</text:span><text:span text:style-name="T282"> LTS-versie wordt </text:span><text:span text:style-name="T288">vanaf vrijgave (</text:span><text:span text:style-name="T287">april</text:span><text:span text:style-name="T285"> 202</text:span><text:span text:style-name="T287">2</text:span><text:span text:style-name="T288">) </text:span><text:span text:style-name="T283">vijf</text:span><text:span text:style-name="T282"> jaar ondersteund</text:span><text:span text:style-name="T284"> </text:span><text:span text:style-name="T282">(tot </text:span><text:span text:style-name="T287">april</text:span><text:span text:style-name="T281"> </text:span><text:span text:style-name="T282">202</text:span><text:span text:style-name="T287">7</text:span><text:span text:style-name="T284">)</text:span><text:span text:style-name="T286">.</text:span></text:p></text:note-body></text:note></text:span></text:span><text:span text:style-name="Strong_20_Emphasis"><text:span text:style-name="T255"> </text:span></text:span><text:span text:style-name="Strong_20_Emphasis"><text:span text:style-name="T262">(</text:span></text:span><text:span text:style-name="Strong_20_Emphasis"><text:span text:style-name="T261">Jammy Jellyfish</text:span></text:span><text:span text:style-name="Strong_20_Emphasis"><text:span text:style-name="T262">)</text:span></text:span><text:span text:style-name="Strong_20_Emphasis"><text:span text:style-name="T261"> </text:span></text:span><text:reference-mark-start text:name="Editie"/><text:span text:style-name="Strong_20_Emphasis"><text:span text:style-name="T263">D</text:span></text:span><text:span text:style-name="Strong_20_Emphasis"><text:span text:style-name="T256">esktop</text:span></text:span><text:reference-mark-end text:name="Editie"/><text:span text:style-name="Strong_20_Emphasis"><text:span text:style-name="T257">.</text:span></text:span></text:p>
      <text:p text:style-name="P8"/>
      <text:p text:style-name="P77"><text:span text:style-name="T54">Kijk op</text:span><text:span text:style-name="T248"> </text:span><text:a xlink:type="simple" xlink:href="https://karelzimmer.nl/" text:style-name="Internet_20_link" text:visited-style-name="Visited_20_Internet_20_Link"><text:span text:style-name="Internet_20_link"><text:span text:style-name="T354">karelzimmer.nl</text:span></text:span></text:a><text:span text:style-name="T248"> </text:span><text:span text:style-name="T314">voor</text:span><text:span text:style-name="T315"> </text:span><text:span text:style-name="T316">deze en andere </text:span><text:span text:style-name="T317">Linux documenten</text:span><text:span text:style-name="T89">, scripts, </text:span><text:span text:style-name="T90">en informatie</text:span><text:span text:style-name="T89">.</text:span></text:p>
      <text:p text:style-name="P9"/>
      <text:p text:style-name="P39"><text:span text:style-name="T48">D</text:span><text:span text:style-name="T47">it is een invulbare PD</text:span><text:span text:style-name="T49">F</text:span><text:span text:style-name="T47"> met tekst- en keuzevakken; </text:span><text:span text:style-name="T50">a</text:span><text:span text:style-name="T47">fdrukken is niet noodzakelijk.</text:span></text:p>
      <text:p text:style-name="P10"/>
      <text:p text:style-name="P7"><text:span text:style-name="T352">V</text:span><text:span text:style-name="T367">ul de waarden in het tekstvak achter de </text:span><text:span text:style-name="Definition"><text:span text:style-name="T362">schuingedrukte</text:span></text:span><text:span text:style-name="T352"> </text:span><text:span text:style-name="T368">woorden </text:span><text:span text:style-name="T318">(zie toelichting)</text:span><text:span text:style-name="T368">:</text:span></text:p>
      <text:p text:style-name="P2"><text:span text:style-name="Definition"><text:span text:style-name="T335">g</text:span></text:span><text:span text:style-name="Definition"><text:span text:style-name="T334">ebruiker</text:span></text:span><text:span text:style-name="Definition"><text:span text:style-name="T323"><text:tab/><text:tab/></text:span></text:span><text:span text:style-name="Definition"><text:span text:style-name="T340"> <text:tab/><text:tab/></text:span></text:span><text:span text:style-name="T324"><draw:control text:anchor-type="as-char" svg:y="-0.429cm" draw:z-index="9" draw:name="Gebruiker" draw:style-name="gr2" draw:text-style-name="P95" svg:width="6.061cm" svg:height="0.6cm" draw:control="control10"><svg:title>Gebruiker</svg:title><svg:desc>Volledige naam, bijv. Jan Stek</svg:desc></draw:control></text:span><text:span text:style-name="T324"><text:tab/></text:span><text:span text:style-name="T325">(</text:span><text:span text:style-name="T320">volledige naam, bijv. </text:span><text:span text:style-name="T322">J</text:span><text:span text:style-name="T339">a</text:span><text:span text:style-name="T322">n </text:span><text:span text:style-name="T339">Jansen</text:span><text:span text:style-name="T321">)</text:span></text:p>
      <text:p text:style-name="Standard"><text:span text:style-name="Definition"><text:span text:style-name="T335">g</text:span></text:span><text:span text:style-name="Definition"><text:span text:style-name="T334">ebruikersnaam</text:span></text:span><text:span text:style-name="Definition"><text:span text:style-name="T319"><text:tab/></text:span></text:span><text:span text:style-name="Definition"><text:span text:style-name="T319"><draw:control text:anchor-type="as-char" svg:y="-0.429cm" draw:z-index="10" draw:name="Gberuikersnaam" draw:style-name="gr2" draw:text-style-name="P95" svg:width="6.061cm" svg:height="0.6cm" draw:control="control11"><svg:title>Gebruikersnaam</svg:title><svg:desc>Korte naam, bijv. jan</svg:desc></draw:control></text:span></text:span><text:span text:style-name="Definition"><text:span text:style-name="T319"><text:tab/></text:span></text:span><text:span text:style-name="T355">(korte naam, bijv. </text:span><text:span text:style-name="T266">j</text:span><text:span text:style-name="T267">an</text:span><text:span text:style-name="T355">)</text:span></text:p>
      <text:p text:style-name="P1"><text:span text:style-name="Definition"><text:span text:style-name="T337">c</text:span></text:span><text:span text:style-name="Definition"><text:span text:style-name="T336">omputernaam</text:span></text:span><text:span text:style-name="Definition"><text:span text:style-name="T326"><text:tab/><text:tab/></text:span></text:span><text:span text:style-name="Definition"><text:span text:style-name="T324"><draw:control text:anchor-type="as-char" svg:y="-0.429cm" draw:z-index="11" draw:name="Computernaam" draw:style-name="gr2" draw:text-style-name="P95" svg:width="6.061cm" svg:height="0.6cm" draw:control="control12"><svg:title>Computernaam</svg:title><svg:desc>Unieke naam van de computer</svg:desc></draw:control></text:span></text:span><text:span text:style-name="Definition"><text:span text:style-name="T324"><text:tab/></text:span></text:span><text:span text:style-name="Definition"><text:span text:style-name="T327">(</text:span></text:span><text:span text:style-name="Definition"><text:span text:style-name="T328">naam van de compute</text:span></text:span><text:span text:style-name="Definition"><text:span text:style-name="T329">r, </text:span></text:span><text:span text:style-name="Definition"><text:span text:style-name="T330">bijv. </text:span></text:span><text:span text:style-name="Definition"><text:span text:style-name="T331">pc02</text:span></text:span><text:span text:style-name="Definition"><text:span text:style-name="T327">)</text:span></text:span></text:p>
      <text:p text:style-name="P1"><text:span text:style-name="Definition"><text:span text:style-name="T335">o</text:span></text:span><text:span text:style-name="Definition"><text:span text:style-name="T334">pstartmenu</text:span></text:span><text:span text:style-name="Definition"><text:span text:style-name="T324"><text:tab/><text:tab/><text:tab/></text:span></text:span><text:span text:style-name="Definition"><text:span text:style-name="T324"><draw:control text:anchor-type="as-char" svg:y="-0.429cm" draw:z-index="12" draw:name="Opstartmenu" draw:style-name="gr2" draw:text-style-name="P95" svg:width="6.061cm" svg:height="0.6cm" draw:control="control13"><svg:title>Opstartmenu</svg:title><svg:desc>Toets voor het opstartmenu ("bootmenu")</svg:desc></draw:control></text:span></text:span><text:span text:style-name="Definition"><text:span text:style-name="T324"><text:tab/></text:span></text:span><text:span text:style-name="Definition"><text:span text:style-name="T327">(</text:span></text:span><text:span text:style-name="Definition"><text:span text:style-name="T328">to</text:span></text:span><text:span text:style-name="Definition"><text:span text:style-name="T332">ets voor het opstartmedium</text:span></text:span><text:span text:style-name="Definition"><text:span text:style-name="T333">)</text:span></text:span></text:p>
      <text:p text:style-name="P1"><text:span text:style-name="Definition"><text:span text:style-name="T337">i</text:span></text:span><text:span text:style-name="Definition"><text:span text:style-name="T338">nstellingen</text:span></text:span><text:span text:style-name="T327"><text:tab/><text:tab/> <text:tab/></text:span><text:span text:style-name="T327"><draw:control text:anchor-type="as-char" svg:y="-0.429cm" draw:z-index="8" draw:name="Instellingen" draw:style-name="gr2" draw:text-style-name="P95" svg:width="6.061cm" svg:height="0.6cm" draw:control="control9"><svg:title>Instellingen</svg:title><svg:desc>Toets voor het BIOS/UEFI-scherm ("setup")</svg:desc></draw:control></text:span><text:span text:style-name="T327"><text:tab/>(</text:span><text:span text:style-name="T328">toets voor het BIOS/UEFI-scherm</text:span><text:span text:style-name="T327">)</text:span></text:p>
      <text:p text:style-name="P3"><text:span text:style-name="Definition"><text:span text:style-name="T379">g</text:span></text:span><text:span text:style-name="Definition"><text:span text:style-name="T378">ebruiker</text:span></text:span><text:span text:style-name="Definition"><text:span text:style-name="T380">2</text:span></text:span><text:span text:style-name="Definition"><text:span text:style-name="T381"><text:tab/></text:span></text:span><text:span text:style-name="Definition"><text:span text:style-name="T391"> <text:tab/><text:tab/></text:span></text:span><text:span text:style-name="T382"><draw:control text:anchor-type="as-char" svg:y="-0.429cm" draw:z-index="18" draw:name="Gebruiker 1" draw:style-name="gr2" draw:text-style-name="P95" svg:width="6.061cm" svg:height="0.6cm" draw:control="control19"><svg:title>Gebruiker</svg:title><svg:desc>Volledige naam, bijv. Jan Stek</svg:desc></draw:control></text:span><text:span text:style-name="T382"><text:tab/></text:span><text:span text:style-name="T383">(</text:span><text:span text:style-name="T384">volledige naam </text:span><text:span text:style-name="T385">evt. 2</text:span><text:span text:style-name="T392">e</text:span><text:span text:style-name="T385"> gebruiker</text:span><text:span text:style-name="T386">)</text:span></text:p>
      <text:p text:style-name="P78"><text:span text:style-name="Definition"><text:span text:style-name="T379">g</text:span></text:span><text:span text:style-name="Definition"><text:span text:style-name="T378">ebruikersnaam</text:span></text:span><text:span text:style-name="Definition"><text:span text:style-name="T380">2</text:span></text:span><text:span text:style-name="Definition"><text:span text:style-name="T387"><text:tab/></text:span></text:span><text:span text:style-name="Definition"><text:span text:style-name="T387"><draw:control text:anchor-type="as-char" svg:y="-0.429cm" draw:z-index="19" draw:name="Gberuikersnaam 1" draw:style-name="gr2" draw:text-style-name="P95" svg:width="6.061cm" svg:height="0.6cm" draw:control="control20"><svg:title>Gebruikersnaam</svg:title><svg:desc>Korte naam, bijv. jan</svg:desc></draw:control></text:span></text:span><text:span text:style-name="Definition"><text:span text:style-name="T387"><text:tab/></text:span></text:span><text:span text:style-name="T388">(korte naam</text:span><text:span text:style-name="T389"> </text:span><text:span text:style-name="T390">evt. 2</text:span><text:span text:style-name="T393">e</text:span><text:span text:style-name="T390"> gebruiker</text:span><text:span text:style-name="T388">)</text:span></text:p>
      <text:p text:style-name="P3"><text:span text:style-name="T268">Vervang </text:span><text:span text:style-name="Definition"><text:span text:style-name="T357">schuingedrukte</text:span></text:span><text:span text:style-name="T268"> </text:span><text:span text:style-name="T269">woorden </text:span><text:span text:style-name="T268">in deze checklist door </text:span><text:span text:style-name="T269">boven</text:span><text:span text:style-name="T268">staande waarden.</text:span></text:p>
      <text:p text:style-name="P92"/>
      <text:p text:style-name="P92"/>
      <text:p text:style-name="P4"><text:span text:style-name="T277">Nog niet op Linux?</text:span><text:span text:style-name="T270"><text:tab/></text:span><text:span text:style-name="T274"><text:tab/></text:span><text:span text:style-name="T275">G</text:span><text:span text:style-name="T271">ebruik </text:span><text:span text:style-name="Strong_20_Emphasis"><text:span text:style-name="T278">Checklist migratie</text:span></text:span><text:span text:style-name="T271"> op </text:span><text:a xlink:type="simple" xlink:href="https://karelzimer.nl/" text:style-name="Internet_20_link" text:visited-style-name="Visited_20_Internet_20_Link"><text:span text:style-name="Internet_20_link"><text:span text:style-name="T356">karelzimmer.nl</text:span></text:span></text:a><text:span text:style-name="T272"> onder </text:span><text:span text:style-name="T276">Linux</text:span><text:span text:style-name="T273">.</text:span></text:p>
      <text:p text:style-name="P40"><text:span text:style-name="T237">Nieuwe installatie?</text:span><text:span text:style-name="T232"><text:tab/></text:span><text:span text:style-name="T234"></text:span><text:span text:style-name="T236"><text:tab/></text:span><text:span text:style-name="T235">B</text:span><text:span text:style-name="T232">egin bij hoofdstuk </text:span><text:span text:style-name="T237"><text:bookmark-ref text:reference-format="page" text:ref-name="__RefNumPara__4009_1271708128">2</text:bookmark-ref></text:span><text:span text:style-name="T232"><text:s text:c="2"/></text:span><text:span text:style-name="T238"><text:bookmark-ref text:reference-format="text" text:ref-name="__RefNumPara__4009_1271708128">Installatie uitvoeren</text:bookmark-ref></text:span><text:span text:style-name="T233">.</text:span></text:p>
      <text:p text:style-name="P22"/>
      <text:p text:style-name="P22"/>
      <text:list xml:id="list440260371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1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449072018944">
          <table:table-cell table:style-name="_31_._5f_Installatie_5f_voorbereiden.A1" office:value-type="string">
            <text:p text:style-name="P56"><text:span text:style-name="Strong_20_Emphasis"><text:span text:style-name="T95"><text:s/></text:span></text:span><text:span text:style-name="Strong_20_Emphasis"><text:span text:style-name="T146"><draw:control text:anchor-type="as-char" draw:z-index="17" draw:name="Vorm3_ 1" draw:style-name="gr1" draw:text-style-name="P94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94">Leg Wi</text:span></text:span><text:span text:style-name="Strong_20_Emphasis"><text:span text:style-name="T97">F</text:span></text:span><text:span text:style-name="Strong_20_Emphasis"><text:span text:style-name="T94">i-</text:span></text:span><text:span text:style-name="Strong_20_Emphasis"><text:span text:style-name="T98">gegevens vast zoals de naam v</text:span></text:span><text:span text:style-name="Strong_20_Emphasis"><text:span text:style-name="T99">a</text:span></text:span><text:span text:style-name="Strong_20_Emphasis"><text:span text:style-name="T98">n het netwerk (SSID) en wachtwoord</text:span></text:span><text:span text:style-name="Strong_20_Emphasis"><text:span text:style-name="T96"><text:note text:id="ftn2" text:note-class="footnote"><text:note-citation>2</text:note-citation><text:note-body><text:p text:style-name="P74"><text:span text:style-name="User_20_Entry"><text:span text:style-name="T211">Bijv. </text:span></text:span><text:span text:style-name="User_20_Entry"><text:span text:style-name="T210">met </text:span></text:span><text:span text:style-name="User_20_Entry"><text:span text:style-name="T212">Terminalvenster</text:span></text:span><text:span text:style-name="User_20_Entry"><text:span text:style-name="T209"> </text:span></text:span><text:span text:style-name="User_20_Entry"><text:span text:style-name="T211">opdracht</text:span></text:span><text:span text:style-name="User_20_Entry"><text:span text:style-name="T209">: </text:span></text:span><text:span text:style-name="User_20_Entry"><text:span text:style-name="T226">sudo </text:span></text:span><text:span text:style-name="User_20_Entry"><text:span text:style-name="T228">more</text:span></text:span><text:span text:style-name="User_20_Entry"><text:span text:style-name="T226"> </text:span></text:span><text:span text:style-name="User_20_Entry"><text:span text:style-name="T227">/etc/NetworkManager/system-connections/</text:span></text:span><text:span text:style-name="User_20_Entry"><text:span text:style-name="T226">*</text:span></text:span></text:p></text:note-body></text:note></text:span></text:span><text:span text:style-name="Strong_20_Emphasis"><text:span text:style-name="T96">.</text:span></text:span></text:p>
          </table:table-cell>
        </table:table-row>
        <table:table-row table:style-name="TableLine94449073114448"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5"/>
          </table:table-cell>
        </table:table-row>
        <table:table-row table:style-name="TableLine94449073272192">
          <table:table-cell table:style-name="_31_._5f_Installatie_5f_voorbereiden.A1" office:value-type="string">
            <text:p text:style-name="P54"><text:span text:style-name="Strong_20_Emphasis"><text:span text:style-name="T95"><text:s/></text:span></text:span><text:span text:style-name="Strong_20_Emphasis"><text:span text:style-name="T146"><draw:control text:anchor-type="as-char" draw:z-index="15" draw:name="Vorm3_0" draw:style-name="gr1" draw:text-style-name="P94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95">Aanmelden als </text:span></text:span><text:span text:style-name="Definition"><text:span text:style-name="T359">gebruike</text:span></text:span><text:span text:style-name="Definition"><text:span text:style-name="T360">r</text:span></text:span><text:span text:style-name="Strong_20_Emphasis"><text:span text:style-name="T96"><text:note text:id="ftn3" text:note-class="footnote"><text:note-citation>3</text:note-citation><text:note-body><text:p text:style-name="P73"><text:span text:style-name="User_20_Entry"><text:span text:style-name="T208">E</text:span></text:span><text:span text:style-name="User_20_Entry"><text:span text:style-name="T213">v</text:span></text:span><text:span text:style-name="User_20_Entry"><text:span text:style-name="T214">en</text:span></text:span><text:span text:style-name="User_20_Entry"><text:span text:style-name="T216">t</text:span></text:span><text:span text:style-name="User_20_Entry"><text:span text:style-name="T217">uele </text:span></text:span><text:span text:style-name="User_20_Entry"><text:span text:style-name="T218">extra </text:span></text:span><text:span text:style-name="User_20_Entry"><text:span text:style-name="T220">gebruiker</text:span></text:span><text:span text:style-name="User_20_Entry"><text:span text:style-name="T218">s aanmelden </text:span></text:span><text:span text:style-name="User_20_Entry"><text:span text:style-name="T219">en dezelfde stappen uitvoeren</text:span></text:span><text:span text:style-name="User_20_Entry"><text:span text:style-name="T215">.</text:span></text:span></text:p></text:note-body></text:note></text:span></text:span><text:span text:style-name="Strong_20_Emphasis"><text:span text:style-name="T96">.</text:span></text:span></text:p>
          </table:table-cell>
        </table:table-row>
        <table:table-row table:style-name="TableLine94449073272480"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</table:table-row>
        <table:table-row table:style-name="TableLine94449073272768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T147"><draw:control text:anchor-type="as-char" draw:z-index="0" draw:name="Vorm4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100">Installeer </text:span></text:span><text:span text:style-name="Strong_20_Emphasis"><text:span text:style-name="T144">pakket kz</text:span></text:span><text:span text:style-name="Strong_20_Emphasis"><text:span text:style-name="T144"><text:note text:id="ftn4" text:note-class="footnote"><text:note-citation>4</text:note-citation><text:note-body><text:p text:style-name="P83"><text:span text:style-name="T376">Debian-</text:span><text:span text:style-name="T377">p</text:span>akket kz plaatst documenten en scripts van Karel Zimmer <text:span text:style-name="T375">(zie </text:span><text:a xlink:type="simple" xlink:href="https://karelzimmer.nl/" text:style-name="Internet_20_link" text:visited-style-name="Visited_20_Internet_20_Link"><text:span text:style-name="Strong_20_Emphasis"><text:span text:style-name="T344">karelzimmer.nl</text:span></text:span></text:a><text:span text:style-name="Strong_20_Emphasis"><text:span text:style-name="T33">) </text:span></text:span>voor het installeren en beheren van Ubuntu.</text:p></text:note-body></text:note></text:span></text:span><text:span text:style-name="Strong_20_Emphasis"><text:span text:style-name="T144"> </text:span></text:span><text:span text:style-name="Strong_20_Emphasis"><text:span text:style-name="T101">via </text:span></text:span><text:span text:style-name="Strong_20_Emphasis"><text:span text:style-name="T109">een </text:span></text:span><text:span text:style-name="Strong_20_Emphasis"><text:span text:style-name="T115">druk op de </text:span></text:span><text:span text:style-name="Strong_20_Emphasis"><text:span text:style-name="T112">Super</text:span></text:span><text:span text:style-name="Strong_20_Emphasis"><text:span text:style-name="T115">-toets</text:span></text:span><text:span text:style-name="Strong_20_Emphasis"><text:span text:style-name="T52"><text:note text:id="ftn5" text:note-class="footnote"><text:note-citation>5</text:note-citation><text:note-body><text:p text:style-name="P72"><text:span text:style-name="T231">D</text:span>e <text:span text:style-name="T347">Super</text:span>-toets <text:span text:style-name="T231">is </text:span>de Windows<text:span text:style-name="T350">-</text:span><text:span text:style-name="T346">toets</text:span>, <text:span text:style-name="T350">C</text:span>ommand-<text:span text:style-name="T346">toets</text:span>, of <text:span text:style-name="T350">V</text:span>ergrootglas-toets.</text:p></text:note-body></text:note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7">ter</text:span></text:span><text:span text:style-name="Strong_20_Emphasis"><text:span text:style-name="T178">m</text:span></text:span><text:span text:style-name="Strong_20_Emphasis"><text:span text:style-name="T103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79">Terminalvenster</text:span></text:span><text:span text:style-name="Strong_20_Emphasis"><text:span text:style-name="T103">.</text:span></text:span></text:p>
          </table:table-cell>
        </table:table-row>
        <table:table-row table:style-name="TableLine94449073273056">
          <table:table-cell table:style-name="_31_._5f_Installatie_5f_voorbereiden.A1" office:value-type="string">
            <text:p text:style-name="P63"><text:span text:style-name="Strong_20_Emphasis"><text:span text:style-name="T100"/></text:span></text:p>
          </table:table-cell>
          <table:table-cell table:style-name="_31_._5f_Installatie_5f_voorbereiden.A1" office:value-type="string">
            <text:p text:style-name="P53"><text:span text:style-name="T363">Typ</text:span><text:span text:style-name="Strong_20_Emphasis"><text:span text:style-name="T104">, of </text:span></text:span><text:span text:style-name="Strong_20_Emphasis"><text:span text:style-name="T103">kopieer en plak, de</text:span></text:span><text:span text:style-name="Strong_20_Emphasis"><text:span text:style-name="T105">z</text:span></text:span><text:span text:style-name="Strong_20_Emphasis"><text:span text:style-name="T103">e </text:span></text:span><text:span text:style-name="Strong_20_Emphasis"><text:span text:style-name="T106">twee </text:span></text:span><text:span text:style-name="Strong_20_Emphasis"><text:span text:style-name="T103">opdrachten, ieder gevolgd door de </text:span></text:span><text:span text:style-name="Strong_20_Emphasis"><text:span text:style-name="T102">Enter</text:span></text:span><text:span text:style-name="Strong_20_Emphasis"><text:span text:style-name="T101">-toets:<text:line-break/></text:span></text:span><text:span text:style-name="User_20_Entry"><text:span text:style-name="T45">wget karelzimmer.nl/</text:span></text:span><text:span text:style-name="User_20_Entry"><text:span text:style-name="T46">kz</text:span></text:span><text:span text:style-name="User_20_Entry"><text:span text:style-name="T45"><text:line-break/>bash </text:span></text:span><text:span text:style-name="User_20_Entry"><text:span text:style-name="T46">kz</text:span></text:span></text:p>
          </table:table-cell>
        </table:table-row>
        <table:table-row table:style-name="TableLine94449073273344"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68"><text:span text:style-name="T363">V</text:span><text:span text:style-name="Strong_20_Emphasis"><text:span text:style-name="T107">olg </text:span></text:span><text:span text:style-name="Strong_20_Emphasis"><text:span text:style-name="T108">de aanwijzingen op het scherm.</text:span></text:span></text:p>
          </table:table-cell>
        </table:table-row>
        <table:table-row table:style-name="TableLine94449073273632"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449073273920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Strong_20_Emphasis"><text:span text:style-name="T147"><draw:control text:anchor-type="as-char" draw:z-index="1" draw:name="Vorm6" draw:style-name="gr1" draw:text-style-name="P94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09">Bereid de installatie voor </text:span></text:span><text:span text:style-name="Strong_20_Emphasis"><text:span text:style-name="T101">via </text:span></text:span><text:span text:style-name="Strong_20_Emphasis"><text:span text:style-name="T109">een </text:span></text:span><text:span text:style-name="Strong_20_Emphasis"><text:span text:style-name="T110">druk </text:span></text:span><text:span text:style-name="Strong_20_Emphasis"><text:span text:style-name="T111">op de </text:span></text:span><text:span text:style-name="Strong_20_Emphasis"><text:span text:style-name="T112">Super</text:span></text:span><text:span text:style-name="Strong_20_Emphasis"><text:span text:style-name="T111">-toets</text:span></text:span><text:span text:style-name="Strong_20_Emphasis"><text:span text:style-name="T53"><text:note-ref text:note-class="footnote" text:reference-format="text" text:ref-name="ftn5">5</text:note-ref></text:span></text:span><text:span text:style-name="Strong_20_Emphasis"><text:span text:style-name="T109">, </text:span></text:span><text:span text:style-name="Strong_20_Emphasis"><text:span text:style-name="T113">t</text:span></text:span><text:span text:style-name="Strong_20_Emphasis"><text:span text:style-name="T114">yp </text:span></text:span><text:span text:style-name="Strong_20_Emphasis"><text:span text:style-name="T170">men</text:span></text:span><text:span text:style-name="Strong_20_Emphasis"><text:span text:style-name="T171">u</text:span></text:span><text:span text:style-name="Strong_20_Emphasis"><text:span text:style-name="T115"> </text:span></text:span><text:span text:style-name="Strong_20_Emphasis"><text:span text:style-name="T116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</text:span></text:span><text:span text:style-name="Strong_20_Emphasis"><text:span text:style-name="T148"> </text:span></text:span><text:span text:style-name="Strong_20_Emphasis"><text:span text:style-name="T194">Installatiem</text:span></text:span><text:span text:style-name="Strong_20_Emphasis"><text:span text:style-name="T195">enu</text:span></text:span><text:span text:style-name="Strong_20_Emphasis"><text:span text:style-name="T111">.</text:span></text:span></text:p>
          </table:table-cell>
        </table:table-row>
        <table:table-row table:style-name="TableLine94449073274208">
          <table:table-cell table:style-name="_31_._5f_Installatie_5f_voorbereiden.A1" office:value-type="string">
            <text:p text:style-name="P64"><text:span text:style-name="Strong_20_Emphasis"><text:span text:style-name="T100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118">K</text:span></text:span><text:span text:style-name="Strong_20_Emphasis"><text:span text:style-name="T119">ie</text:span></text:span><text:span text:style-name="Strong_20_Emphasis"><text:span text:style-name="T120">s</text:span></text:span><text:span text:style-name="Strong_20_Emphasis"><text:span text:style-name="T108"> </text:span></text:span><text:span text:style-name="Strong_20_Emphasis"><text:span text:style-name="T196">1</text:span></text:span><text:span text:style-name="Strong_20_Emphasis"><text:span text:style-name="T197"> </text:span></text:span><text:span text:style-name="Strong_20_Emphasis"><text:span text:style-name="T198">In</text:span></text:span><text:span text:style-name="Strong_20_Emphasis"><text:span text:style-name="T183">stallatie voorbereiden</text:span></text:span><text:span text:style-name="Strong_20_Emphasis"><text:span text:style-name="T121"> </text:span></text:span><text:span text:style-name="Strong_20_Emphasis"><text:span text:style-name="T107">en volg </text:span></text:span><text:span text:style-name="Strong_20_Emphasis"><text:span text:style-name="T108">de aanwijzingen op het scherm.</text:span></text:span></text:p>
          </table:table-cell>
        </table:table-row>
      </table:table>
      <text:p text:style-name="P12"/>
      <text:list xml:id="list101226388697394" text:continue-numbering="true" text:style-name="L1">
        <text:list-item>
          <text:p text:style-name="P90"><text:bookmark-start text:name="__RefNumPara__4009_1271708128"/><text:span text:style-name="Strong_20_Emphasis"><text:span text:style-name="T353">Installatie uitvoeren</text:span></text:span><text:bookmark-end text:name="__RefNumPara__4009_1271708128"/>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49073245696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47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8"><text:span text:style-name="T10">Start de computer op vanaf </text:span><text:span text:style-name="T289">een </text:span><text:span text:style-name="T289"><text:reference-ref text:reference-format="text" text:ref-name="Distributie">Ubuntu</text:reference-ref></text:span><text:span text:style-name="T289"><text:s/></text:span><text:span text:style-name="T10"><text:reference-ref text:reference-format="text" text:ref-name="Versie">22.04</text:reference-ref></text:span><text:span text:style-name="T221"><text:s/></text:span><text:span text:style-name="T221"><text:reference-ref text:reference-format="text" text:ref-name="Editie">Desktop</text:reference-ref></text:span><text:span text:style-name="T221"><text:s/>Live</text:span><text:span text:style-name="T221"><text:note text:id="ftn6" text:note-class="footnote"><text:note-citation>1</text:note-citation><text:note-body><text:p text:style-name="P71"><text:span text:style-name="T341">Vanaf ee</text:span>n Live <text:span text:style-name="T345">USB-stick </text:span><text:span text:style-name="T371">(</text:span><text:span text:style-name="T345">of </text:span><text:span text:style-name="T372">cd/dvd</text:span><text:span text:style-name="T371">)</text:span><text:span text:style-name="T3"> </text:span>kunt <text:span text:style-name="T341">u opstarten en</text:span> met <text:reference-ref text:reference-format="text" text:ref-name="Distributie">Ubuntu</text:reference-ref><text:s/>werken zonder deze te installeren.</text:p></text:note-body></text:note></text:span><text:span text:style-name="T221"> </text:span><text:span text:style-name="T222">USB-stick</text:span><text:span text:style-name="T222"><text:note text:id="ftn7" text:note-class="footnote"><text:note-citation>2</text:note-citation><text:note-body><text:p text:style-name="P80"><text:span text:style-name="Strong_20_Emphasis"><text:span text:style-name="T20">Download </text:span></text:span><text:span text:style-name="Strong_20_Emphasis"><text:span text:style-name="T15">een </text:span></text:span><text:span text:style-name="Strong_20_Emphasis"><text:span text:style-name="T23">Desktop </text:span></text:span><text:span text:style-name="Strong_20_Emphasis"><text:span text:style-name="T37">CD</text:span></text:span><text:span text:style-name="Strong_20_Emphasis"><text:span text:style-name="T19"> vanaf </text:span></text:span><text:a xlink:type="simple" xlink:href="https://nl.releases.ubuntu.com/" text:style-name="Internet_20_link" text:visited-style-name="Visited_20_Internet_20_Link"><text:span text:style-name="Strong_20_Emphasis"><text:span text:style-name="T343">nl.releases.ubuntu.com</text:span></text:span></text:a><text:span text:style-name="Strong_20_Emphasis"><text:span text:style-name="T19">, </text:span></text:span><text:span text:style-name="Strong_20_Emphasis"><text:span text:style-name="T29">kies </text:span></text:span><text:span text:style-name="Strong_20_Emphasis"><text:span text:style-name="T41">Ubuntu 2</text:span></text:span><text:span text:style-name="Strong_20_Emphasis"><text:span text:style-name="T42">2</text:span></text:span><text:span text:style-name="Strong_20_Emphasis"><text:span text:style-name="T41">.04 LTS (Jammy Jellyfish)</text:span></text:span><text:span text:style-name="Strong_20_Emphasis"><text:span text:style-name="T29">, </text:span></text:span><text:span text:style-name="Strong_20_Emphasis"><text:span text:style-name="T16">en </text:span></text:span><text:span text:style-name="Strong_20_Emphasis"><text:span text:style-name="T20">plaats </text:span></text:span><text:span text:style-name="Strong_20_Emphasis"><text:span text:style-name="T15">een USB-stick </text:span></text:span><text:span text:style-name="Strong_20_Emphasis"><text:span text:style-name="T38">va</text:span></text:span><text:span text:style-name="Strong_20_Emphasis"><text:span text:style-name="T27">n </text:span></text:span><text:span text:style-name="Strong_20_Emphasis"><text:span text:style-name="T14">min</text:span></text:span><text:span text:style-name="Strong_20_Emphasis"><text:span text:style-name="T28">imaal</text:span></text:span><text:span text:style-name="Strong_20_Emphasis"><text:span text:style-name="T14"> </text:span></text:span><text:span text:style-name="Strong_20_Emphasis"><text:span text:style-name="T21">4</text:span></text:span><text:span text:style-name="Strong_20_Emphasis"><text:span text:style-name="T14"> GB. <text:line-break/></text:span></text:span><text:span text:style-name="Strong_20_Emphasis"><text:span text:style-name="T36">Zoek</text:span></text:span><text:span text:style-name="Strong_20_Emphasis"><text:span text:style-name="T14"> </text:span></text:span><text:span text:style-name="Strong_20_Emphasis"><text:span text:style-name="T40">s</text:span></text:span><text:span text:style-name="Strong_20_Emphasis"><text:span text:style-name="T43">ch</text:span></text:span><text:span text:style-name="Strong_20_Emphasis"><text:span text:style-name="T14"> en klik op het pictogram van</text:span></text:span><text:span text:style-name="Strong_20_Emphasis"><text:span text:style-name="T17"> </text:span></text:span><text:span text:style-name="Strong_20_Emphasis"><text:span text:style-name="T39">Schijven</text:span></text:span><text:span text:style-name="Strong_20_Emphasis"><text:span text:style-name="T24">. Selecteer de USB-stick in de lijst van schijven aan de linkerkant en klik rechtsboven op </text:span></text:span><text:span text:style-name="Strong_20_Emphasis"><text:span text:style-name="T44">Schijfinstellingen</text:span></text:span><text:span text:style-name="Strong_20_Emphasis"><text:span text:style-name="T24"> </text:span></text:span><text:span text:style-name="Strong_20_Emphasis"><text:span text:style-name="T44">⋮</text:span></text:span><text:span text:style-name="Strong_20_Emphasis"><text:span text:style-name="T24"> (icoontje met de drie puntjes).</text:span></text:span></text:p><text:p text:style-name="P80"><text:span text:style-name="Strong_20_Emphasis"><text:span text:style-name="T24"><text:tab/>Kies </text:span></text:span><text:span text:style-name="Strong_20_Emphasis"><text:span text:style-name="T44">Schijfkopie terugzetten</text:span></text:span><text:span text:style-name="Strong_20_Emphasis"><text:span text:style-name="T24"> en selecteer </text:span></text:span><text:span text:style-name="Strong_20_Emphasis"><text:span text:style-name="T32">het net</text:span></text:span><text:span text:style-name="Strong_20_Emphasis"><text:span text:style-name="T30"> gedownloade </text:span></text:span><text:span text:style-name="T7">CD-beeldbestand </text:span><text:span text:style-name="T8">(.iso)</text:span><text:span text:style-name="Strong_20_Emphasis"><text:span text:style-name="T30">.</text:span></text:span></text:p><text:p text:style-name="P85"><text:span text:style-name="Strong_20_Emphasis"><text:span text:style-name="T24"><text:tab/>Klik op </text:span></text:span><text:span text:style-name="Strong_20_Emphasis"><text:span text:style-name="T44">Terugzetten starten</text:span></text:span><text:span text:style-name="Strong_20_Emphasis"><text:span text:style-name="T24"> en vervolgens op </text:span></text:span><text:span text:style-name="Strong_20_Emphasis"><text:span text:style-name="T44">Terugzetten</text:span></text:span><text:span text:style-name="Strong_20_Emphasis"><text:span text:style-name="T22">.<text:line-break/></text:span></text:span><text:span text:style-name="Strong_20_Emphasis"><text:span text:style-name="T34">O</text:span></text:span><text:span text:style-name="Strong_20_Emphasis"><text:span text:style-name="T15">f </text:span></text:span><text:span text:style-name="Strong_20_Emphasis"><text:span text:style-name="T18">gebruik </text:span></text:span><text:span text:style-name="Strong_20_Emphasis"><text:span text:style-name="T11">het programma </text:span></text:span><text:span text:style-name="Strong_20_Emphasis"><text:span text:style-name="T229">Etche</text:span></text:span><text:span text:style-name="Strong_20_Emphasis"><text:span text:style-name="T230">r</text:span></text:span><text:span text:style-name="Strong_20_Emphasis"><text:span text:style-name="T11"> </text:span></text:span><text:span text:style-name="Strong_20_Emphasis"><text:span text:style-name="T12">(</text:span></text:span><text:a xlink:type="simple" xlink:href="https://www.balena.io/etcher/" text:style-name="Internet_20_link" text:visited-style-name="Visited_20_Internet_20_Link"><text:span text:style-name="Strong_20_Emphasis"><text:span text:style-name="T342">etcher.io</text:span></text:span></text:a><text:span text:style-name="Strong_20_Emphasis"><text:span text:style-name="T12">) </text:span></text:span><text:span text:style-name="Strong_20_Emphasis"><text:span text:style-name="T35">dat </text:span></text:span><text:span text:style-name="Strong_20_Emphasis"><text:span text:style-name="T15">beschikbaar </text:span></text:span><text:span text:style-name="Strong_20_Emphasis"><text:span text:style-name="T35">is </text:span></text:span><text:span text:style-name="Strong_20_Emphasis"><text:span text:style-name="T15">voor </text:span></text:span><text:span text:style-name="Strong_20_Emphasis"><text:span text:style-name="T24">Windows, </text:span></text:span><text:span text:style-name="Strong_20_Emphasis"><text:span text:style-name="T31">mac</text:span></text:span><text:span text:style-name="Strong_20_Emphasis"><text:span text:style-name="T25">OS</text:span></text:span><text:span text:style-name="Strong_20_Emphasis"><text:span text:style-name="T11">, </text:span></text:span><text:span text:style-name="Strong_20_Emphasis"><text:span text:style-name="T12">en </text:span></text:span><text:span text:style-name="Strong_20_Emphasis"><text:span text:style-name="T26">GNU/</text:span></text:span><text:span text:style-name="Strong_20_Emphasis"><text:span text:style-name="T11">Linux</text:span></text:span><text:span text:style-name="Strong_20_Emphasis"><text:span text:style-name="T13">.</text:span></text:span></text:p></text:note-body></text:note></text:span><text:span text:style-name="T221">.</text:span></text:p>
            <text:p text:style-name="P43"><text:span text:style-name="T206">Opstartmenu/</text:span><text:span text:style-name="T207">boot menu</text:span><text:span text:style-name="T206"> </text:span><text:span text:style-name="T205">via </text:span><text:span text:style-name="Definition"><text:span text:style-name="T369">opstartmenu</text:span></text:span><text:span text:style-name="T205">, </text:span><text:span text:style-name="T206">instellingen/</text:span><text:span text:style-name="T207">setup</text:span><text:span text:style-name="T205"> via </text:span><text:span text:style-name="Definition"><text:span text:style-name="T364">instellingen</text:span></text:span><text:span text:style-name="T205">.</text:span></text:p>
          </table:table-cell>
        </table:table-row>
        <table:table-row table:style-name="TableLine94449073251776">
          <table:table-cell table:style-name="_32_._5f_Installatie_5f_uitvoeren.A1" office:value-type="string">
            <text:p text:style-name="P50"><text:span text:style-name="Strong_20_Emphasis"><text:span text:style-name="T100"/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49">Kies</text:span></text:span><text:span text:style-name="Strong_20_Emphasis"><text:span text:style-name="T55"> </text:span></text:span><text:span text:style-name="Strong_20_Emphasis"><text:span text:style-name="T150">als</text:span></text:span><text:span text:style-name="Strong_20_Emphasis"><text:span text:style-name="T56"> </text:span></text:span><text:span text:style-name="Strong_20_Emphasis"><text:span text:style-name="T57">mogelijk</text:span></text:span><text:span text:style-name="Strong_20_Emphasis"><text:span text:style-name="T55"> </text:span></text:span><text:span text:style-name="Strong_20_Emphasis"><text:span text:style-name="T58">met pijltjes-toetsen</text:span></text:span><text:span text:style-name="Strong_20_Emphasis"><text:span text:style-name="T59"> </text:span></text:span><text:span text:style-name="Strong_20_Emphasis"><text:span text:style-name="T180">Nederlands</text:span></text:span><text:span text:style-name="Strong_20_Emphasis"><text:span text:style-name="T60"> </text:span></text:span><text:span text:style-name="Strong_20_Emphasis"><text:span text:style-name="T58">en druk op </text:span></text:span><text:span text:style-name="Strong_20_Emphasis"><text:span text:style-name="T61">de </text:span></text:span><text:span text:style-name="Strong_20_Emphasis"><text:span text:style-name="T62">Enter</text:span></text:span><text:span text:style-name="Strong_20_Emphasis"><text:span text:style-name="T61">-toets.</text:span></text:span></text:p>
          </table:table-cell>
        </table:table-row>
        <table:table-row table:style-name="TableLine94449073254288">
          <table:table-cell table:style-name="_32_._5f_Installatie_5f_uitvoeren.A1" office:value-type="string">
            <text:p text:style-name="P50"><text:span text:style-name="Strong_20_Emphasis"><text:span text:style-name="T363"/></text:span></text:p>
          </table:table-cell>
          <table:table-cell table:style-name="_32_._5f_Installatie_5f_uitvoeren.A1" office:value-type="string">
            <text:p text:style-name="P16"><text:span text:style-name="T280">Kies </text:span><text:span text:style-name="T279">Ubuntu installeren </text:span><text:span text:style-name="Strong_20_Emphasis"><text:span text:style-name="T150">en druk op </text:span></text:span><text:span text:style-name="Strong_20_Emphasis"><text:span text:style-name="T151">de </text:span></text:span><text:span text:style-name="Strong_20_Emphasis"><text:span text:style-name="T152">Enter</text:span></text:span><text:span text:style-name="Strong_20_Emphasis"><text:span text:style-name="T151">-toets</text:span></text:span><text:span text:style-name="T280">.</text:span></text:p>
          </table:table-cell>
        </table:table-row>
        <table:table-row table:style-name="TableLine94449073248560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TableLine94449073481952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1"><text:span text:style-name="Strong_20_Emphasis"><text:span text:style-name="T92">V</text:span></text:span><text:span text:style-name="Strong_20_Emphasis"><text:span text:style-name="T82">olg de aanwijzingen </text:span></text:span><text:span text:style-name="Strong_20_Emphasis"><text:span text:style-name="T93">op de schermen</text:span></text:span><text:span text:style-name="Strong_20_Emphasis"><text:span text:style-name="T166">.</text:span></text:span></text:p>
          </table:table-cell>
        </table:table-row>
        <table:table-row table:style-name="TableLine94449073482240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TableLine94449073482528">
          <table:table-cell table:style-name="_32_._5f_Installatie_5f_uitvoeren.A1" office:value-type="string">
            <text:p text:style-name="P84"><text:span text:style-name="Strong_20_Emphasis"><text:span text:style-name="T363"><text:s/></text:span></text:span><text:span text:style-name="Strong_20_Emphasis"><text:span text:style-name="T100"><draw:control text:anchor-type="as-char" draw:z-index="20" draw:name="Vorm12" draw:style-name="gr1" draw:text-style-name="P94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63">Als </text:span></text:span><text:span text:style-name="Strong_20_Emphasis"><text:span text:style-name="T64">het </text:span></text:span><text:span text:style-name="Strong_20_Emphasis"><text:span text:style-name="T65">het scherm </text:span></text:span><text:span text:style-name="Strong_20_Emphasis"><text:span text:style-name="T190">Draadloos</text:span></text:span><text:span text:style-name="Strong_20_Emphasis"><text:span text:style-name="T65"> </text:span></text:span><text:span text:style-name="Strong_20_Emphasis"><text:span text:style-name="T64">verschijnt, </text:span></text:span><text:span text:style-name="Strong_20_Emphasis"><text:span text:style-name="T66">kies</text:span></text:span><text:span text:style-name="Strong_20_Emphasis"><text:span text:style-name="T65"> </text:span></text:span><text:span text:style-name="Strong_20_Emphasis"><text:span text:style-name="T66">een draadloos netwerk, maak </text:span></text:span><text:span text:style-name="Strong_20_Emphasis"><text:span text:style-name="T54">verbinding, </text:span></text:span><text:span text:style-name="Strong_20_Emphasis"><text:span text:style-name="T67">en klik</text:span></text:span><text:span text:style-name="Strong_20_Emphasis"><text:span text:style-name="T54"> </text:span></text:span><text:span text:style-name="Strong_20_Emphasis"><text:span text:style-name="T68">op </text:span></text:span><text:span text:style-name="Strong_20_Emphasis"><text:span text:style-name="T184">Verder</text:span></text:span><text:span text:style-name="Strong_20_Emphasis"><text:span text:style-name="T54">.</text:span></text:span></text:p>
          </table:table-cell>
        </table:table-row>
        <table:table-row table:style-name="TableLine94449073482816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TableLine94449073483104">
          <table:table-cell table:style-name="_32_._5f_Installatie_5f_uitvoeren.A1" office:value-type="string">
            <text:p text:style-name="P50"><text:span text:style-name="Strong_20_Emphasis"><text:span text:style-name="T363"><text:s/></text:span></text:span><text:span text:style-name="T100"><draw:control text:anchor-type="as-char" draw:z-index="3" draw:name="Vorm16" draw:style-name="gr1" draw:text-style-name="P94" svg:width="0.35cm" svg:height="0.35cm" draw:control="control4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69">O</text:span></text:span><text:span text:style-name="Strong_20_Emphasis"><text:span text:style-name="T70">p het scherm </text:span></text:span><text:span text:style-name="Strong_20_Emphasis"><text:span text:style-name="T191">Installatietype</text:span></text:span><text:span text:style-name="Strong_20_Emphasis"><text:span text:style-name="T156"> </text:span></text:span><text:span text:style-name="Strong_20_Emphasis"><text:span text:style-name="T157">selecteer</text:span></text:span><text:span text:style-name="Strong_20_Emphasis"><text:span text:style-name="T158"> </text:span></text:span><text:span text:style-name="Strong_20_Emphasis"><text:span text:style-name="T291">het gewenste </text:span></text:span><text:span text:style-name="Strong_20_Emphasis"><text:span text:style-name="T306">Installatie type</text:span></text:span><text:span text:style-name="Strong_20_Emphasis"><text:span text:style-name="T291">.</text:span></text:span></text:p>
          </table:table-cell>
        </table:table-row>
        <table:table-row table:style-name="TableLine94449073483392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76"><text:span text:style-name="Strong_20_Emphasis"><text:span text:style-name="T292">K</text:span></text:span><text:span text:style-name="Strong_20_Emphasis"><text:span text:style-name="T71">lik </text:span></text:span><text:span text:style-name="Strong_20_Emphasis"><text:span text:style-name="T72">op</text:span></text:span><text:span text:style-name="Strong_20_Emphasis"><text:span text:style-name="T71"> </text:span></text:span><text:span text:style-name="Strong_20_Emphasis"><text:span text:style-name="T188">I</text:span></text:span><text:span text:style-name="Strong_20_Emphasis"><text:span text:style-name="T189">nstalle</text:span></text:span><text:span text:style-name="Strong_20_Emphasis"><text:span text:style-name="T188">e</text:span></text:span><text:span text:style-name="Strong_20_Emphasis"><text:span text:style-name="T189">r </text:span></text:span><text:span text:style-name="Strong_20_Emphasis"><text:span text:style-name="T188">nu</text:span></text:span><text:span text:style-name="Strong_20_Emphasis"><text:span text:style-name="T71">, </text:span></text:span><text:span text:style-name="Strong_20_Emphasis"><text:span text:style-name="T88">of klik op </text:span></text:span><text:span text:style-name="Strong_20_Emphasis"><text:span text:style-name="T181">Verder</text:span></text:span><text:span text:style-name="Strong_20_Emphasis"><text:span text:style-name="T88"> en </text:span></text:span><text:span text:style-name="Strong_20_Emphasis"><text:span text:style-name="T154">c</text:span></text:span><text:span text:style-name="Strong_20_Emphasis"><text:span text:style-name="T73">ontroleer de </text:span></text:span><text:span text:style-name="Strong_20_Emphasis"><text:span text:style-name="T74">voorgestelde </text:span></text:span><text:span text:style-name="Strong_20_Emphasis"><text:span text:style-name="T73">schijfindelin</text:span></text:span><text:span text:style-name="Strong_20_Emphasis"><text:span text:style-name="T75">g,</text:span></text:span><text:span text:style-name="Strong_20_Emphasis"><text:span text:style-name="T73"> </text:span></text:span><text:span text:style-name="Strong_20_Emphasis"><text:span text:style-name="T76">kies de gewenste schijf, </text:span></text:span><text:span text:style-name="Strong_20_Emphasis"><text:span text:style-name="T75">en </text:span></text:span><text:span text:style-name="Strong_20_Emphasis"><text:span text:style-name="T164">k</text:span></text:span><text:span text:style-name="Strong_20_Emphasis"><text:span text:style-name="T165">lik op </text:span></text:span><text:span text:style-name="Strong_20_Emphasis"><text:span text:style-name="T188">I</text:span></text:span><text:span text:style-name="Strong_20_Emphasis"><text:span text:style-name="T189">nstalle</text:span></text:span><text:span text:style-name="Strong_20_Emphasis"><text:span text:style-name="T188">e</text:span></text:span><text:span text:style-name="Strong_20_Emphasis"><text:span text:style-name="T189">r </text:span></text:span><text:span text:style-name="Strong_20_Emphasis"><text:span text:style-name="T188">nu</text:span></text:span><text:span text:style-name="Strong_20_Emphasis"><text:span text:style-name="T165">.</text:span></text:span></text:p>
          </table:table-cell>
        </table:table-row>
        <table:table-row table:style-name="TableLine94449073483680">
          <table:table-cell table:style-name="_32_._5f_Installatie_5f_uitvoeren.A1" office:value-type="string">
            <text:p text:style-name="P66"><text:span text:style-name="Strong_20_Emphasis"><text:span text:style-name="T363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69">O</text:span></text:span><text:span text:style-name="Strong_20_Emphasis"><text:span text:style-name="T70">p het scherm </text:span></text:span><text:span text:style-name="Strong_20_Emphasis"><text:span text:style-name="T191">Wilt u deze aanpassingen wegschrijven naar de schijven? </text:span></text:span><text:span text:style-name="Strong_20_Emphasis"><text:span text:style-name="T77">controleer de </text:span></text:span><text:span text:style-name="Strong_20_Emphasis"><text:span text:style-name="T78">partities</text:span></text:span><text:span text:style-name="Strong_20_Emphasis"><text:span text:style-name="T77"> </text:span></text:span><text:span text:style-name="Strong_20_Emphasis"><text:span text:style-name="T79">die </text:span></text:span><text:span text:style-name="Strong_20_Emphasis"><text:span text:style-name="T80">geformatteerd</text:span></text:span><text:span text:style-name="Strong_20_Emphasis"><text:span text:style-name="T79"> worden </text:span></text:span><text:span text:style-name="Strong_20_Emphasis"><text:span text:style-name="T77">en </text:span></text:span><text:span text:style-name="Strong_20_Emphasis"><text:span text:style-name="T69">klik </text:span></text:span><text:span text:style-name="Strong_20_Emphasis"><text:span text:style-name="T71">op </text:span></text:span><text:span text:style-name="Strong_20_Emphasis"><text:span text:style-name="T185">Verder</text:span></text:span><text:span text:style-name="Strong_20_Emphasis"><text:span text:style-name="T71">.</text:span></text:span></text:p>
          </table:table-cell>
        </table:table-row>
        <table:table-row table:style-name="TableLine94449073483968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4449073484256">
          <table:table-cell table:style-name="_32_._5f_Installatie_5f_uitvoeren.A1" office:value-type="string">
            <text:p text:style-name="P50"><text:span text:style-name="Strong_20_Emphasis"><text:span text:style-name="T363"><text:s/></text:span></text:span><text:span text:style-name="T100"><draw:control text:anchor-type="as-char" draw:z-index="4" draw:name="Vorm19" draw:style-name="gr1" draw:text-style-name="P94" svg:width="0.35cm" svg:height="0.35cm" draw:control="control5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293">O</text:span></text:span><text:span text:style-name="Strong_20_Emphasis"><text:span text:style-name="T294">p </text:span></text:span><text:span text:style-name="Strong_20_Emphasis"><text:span text:style-name="T295">het </text:span></text:span><text:span text:style-name="Strong_20_Emphasis"><text:span text:style-name="T296">scherm </text:span></text:span><text:span text:style-name="Strong_20_Emphasis"><text:span text:style-name="T307">Waar bevindt u zich?</text:span></text:span><text:span text:style-name="Strong_20_Emphasis"><text:span text:style-name="T296"> </text:span></text:span><text:span text:style-name="Strong_20_Emphasis"><text:span text:style-name="T297">controleer </text:span></text:span><text:span text:style-name="Strong_20_Emphasis"><text:span text:style-name="T298">de </text:span></text:span><text:span text:style-name="Strong_20_Emphasis"><text:span text:style-name="T297">locatie en </text:span></text:span><text:span text:style-name="Strong_20_Emphasis"><text:span text:style-name="T293">klik </text:span></text:span><text:span text:style-name="Strong_20_Emphasis"><text:span text:style-name="T296">op </text:span></text:span><text:span text:style-name="Strong_20_Emphasis"><text:span text:style-name="T307">Verder</text:span></text:span><text:span text:style-name="Strong_20_Emphasis"><text:span text:style-name="T296">.</text:span></text:span></text:p>
          </table:table-cell>
        </table:table-row>
        <table:table-row table:style-name="TableLine94449073484544">
          <table:table-cell table:style-name="_32_._5f_Installatie_5f_uitvoeren.A1" office:value-type="string">
            <text:p text:style-name="P50"><text:span text:style-name="Strong_20_Emphasis"><text:span text:style-name="T363"/></text:span></text:p>
          </table:table-cell>
          <table:table-cell table:style-name="_32_._5f_Installatie_5f_uitvoeren.A1" office:value-type="string">
            <text:p text:style-name="P6"><text:span text:style-name="T308">Op </text:span><text:span text:style-name="T309">het </text:span><text:span text:style-name="T307">scherm </text:span><text:span text:style-name="Strong_20_Emphasis"><text:span text:style-name="T307">Wie bent u?</text:span></text:span><text:span text:style-name="T307"> </text:span><text:span text:style-name="T308">vul </text:span><text:span text:style-name="T310">in </text:span><text:span text:style-name="Strong_20_Emphasis"><text:span text:style-name="T311">Uw n</text:span></text:span><text:span text:style-name="Strong_20_Emphasis"><text:span text:style-name="T312">aam</text:span></text:span><text:span text:style-name="Strong_20_Emphasis"><text:span text:style-name="T299"> </text:span></text:span><text:span text:style-name="Definition"><text:span text:style-name="T365">gebruiker</text:span></text:span><text:span text:style-name="Strong_20_Emphasis"><text:span text:style-name="T300">, <text:line-break/></text:span></text:span><text:span text:style-name="Strong_20_Emphasis"><text:span text:style-name="T312">Naam </text:span></text:span><text:span text:style-name="Strong_20_Emphasis"><text:span text:style-name="T311">van uw </text:span></text:span><text:span text:style-name="Strong_20_Emphasis"><text:span text:style-name="T313">computer</text:span></text:span><text:span text:style-name="Definition"><text:span text:style-name="T361"> </text:span></text:span><text:span text:style-name="Definition"><text:span text:style-name="T365">computernaam</text:span></text:span><text:span text:style-name="Strong_20_Emphasis"><text:span text:style-name="T299">,<text:line-break/></text:span></text:span><text:span text:style-name="Strong_20_Emphasis"><text:span text:style-name="T311">Kies een g</text:span></text:span><text:span text:style-name="Strong_20_Emphasis"><text:span text:style-name="T313">ebruikersnaam</text:span></text:span><text:span text:style-name="Strong_20_Emphasis"><text:span text:style-name="T299"> </text:span></text:span><text:span text:style-name="Definition"><text:span text:style-name="T365">gebruikersnaam</text:span></text:span><text:span text:style-name="Strong_20_Emphasis"><text:span text:style-name="T299">,<text:line-break/></text:span></text:span><text:span text:style-name="Strong_20_Emphasis"><text:span text:style-name="T301">g</text:span></text:span><text:span text:style-name="Strong_20_Emphasis"><text:span text:style-name="T290">eef tweemaal een </text:span></text:span><text:span text:style-name="Strong_20_Emphasis"><text:span text:style-name="T305">wachtwoord</text:span></text:span><text:span text:style-name="Strong_20_Emphasis"><text:span text:style-name="T290">,</text:span></text:span><text:span text:style-name="Strong_20_Emphasis"><text:span text:style-name="T302"> </text:span></text:span><text:span text:style-name="Strong_20_Emphasis"><text:span text:style-name="T303">en</text:span></text:span><text:span text:style-name="Strong_20_Emphasis"><text:span text:style-name="T302"> </text:span></text:span><text:span text:style-name="Strong_20_Emphasis"><text:span text:style-name="T304">k</text:span></text:span><text:span text:style-name="Strong_20_Emphasis"><text:span text:style-name="T290">lik op </text:span></text:span><text:span text:style-name="Strong_20_Emphasis"><text:span text:style-name="T305">Verder</text:span></text:span><text:span text:style-name="Strong_20_Emphasis"><text:span text:style-name="T290">.</text:span></text:span></text:p>
          </table:table-cell>
        </table:table-row>
      </table:table>
      <text:p text:style-name="P42"><text:span text:style-name="Strong_20_Emphasis"><text:span text:style-name="T159"/></text:span></text:p>
      <text:list xml:id="list101228076275525" text:continue-numbering="true" text:style-name="L1">
        <text:list-item>
          <text:p text:style-name="P88"><text:span text:style-name="Strong_20_Emphasis"><text:span text:style-name="T192">Installatie </text:span></text:span><text:span text:style-name="Strong_20_Emphasis"><text:span text:style-name="T193">afronden</text:span></text:span></text:p>
        </text:list-item>
      </text:list>
      <text:p text:style-name="P46"><text:span text:style-name="Strong_20_Emphasis"><text:span text:style-name="T8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49073292064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47"><draw:control text:anchor-type="as-char" draw:z-index="5" draw:name="Vorm24" draw:style-name="gr1" draw:text-style-name="P94" svg:width="0.35cm" svg:height="0.35cm" draw:control="control6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81">Aanmelden als </text:span></text:span><text:span text:style-name="Definition"><text:span text:style-name="T358">gebruiker</text:span></text:span><text:span text:style-name="Strong_20_Emphasis"><text:span text:style-name="T81">.</text:span></text:span></text:p>
          </table:table-cell>
        </table:table-row>
        <table:table-row table:style-name="TableLine94449073500368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9"><text:span text:style-name="Strong_20_Emphasis"><text:span text:style-name="T160"/></text:span></text:p>
          </table:table-cell>
        </table:table-row>
        <table:table-row table:style-name="TableLine94449073584176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47"><draw:control text:anchor-type="as-char" draw:z-index="6" draw:name="Vorm27" draw:style-name="gr1" draw:text-style-name="P9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83">Voeg </text:span></text:span><text:span text:style-name="Strong_20_Emphasis"><text:span text:style-name="T84">eventuele </text:span></text:span><text:span text:style-name="Strong_20_Emphasis"><text:span text:style-name="T85">extra </text:span></text:span><text:span text:style-name="Strong_20_Emphasis"><text:span text:style-name="T182">Standaard</text:span></text:span><text:span text:style-name="Strong_20_Emphasis"><text:span text:style-name="T91"> of </text:span></text:span><text:span text:style-name="Strong_20_Emphasis"><text:span text:style-name="T182">Beheerder</text:span></text:span><text:span text:style-name="Strong_20_Emphasis"><text:span text:style-name="T85"> </text:span></text:span><text:span text:style-name="Definition"><text:span text:style-name="T5">gebruiker</text:span></text:span><text:span text:style-name="Strong_20_Emphasis"><text:span text:style-name="T161">s</text:span></text:span><text:span text:style-name="Strong_20_Emphasis"><text:span text:style-name="T163"> </text:span></text:span><text:span text:style-name="Strong_20_Emphasis"><text:span text:style-name="T162">toe </text:span></text:span><text:span text:style-name="Strong_20_Emphasis"><text:span text:style-name="T101">via </text:span></text:span><text:span text:style-name="Strong_20_Emphasis"><text:span text:style-name="T109">een </text:span></text:span><text:span text:style-name="Strong_20_Emphasis"><text:span text:style-name="T115">druk op de </text:span></text:span><text:span text:style-name="Strong_20_Emphasis"><text:span text:style-name="T112">Super</text:span></text:span><text:span text:style-name="Strong_20_Emphasis"><text:span text:style-name="T115">-toets</text:span></text:span><text:span text:style-name="Strong_20_Emphasis"><text:span text:style-name="T115"><text:note text:id="ftn8" text:note-class="footnote"><text:note-citation>1</text:note-citation><text:note-body><text:p text:style-name="P41"><text:span text:style-name="T244">De </text:span><text:span text:style-name="T245">Super</text:span><text:span text:style-name="T244">-toets is de Windows</text:span><text:span text:style-name="T246">-</text:span><text:span text:style-name="T247">toets</text:span><text:span text:style-name="T244">, </text:span><text:span text:style-name="T246">C</text:span><text:span text:style-name="T244">ommand-</text:span><text:span text:style-name="T247">toets</text:span><text:span text:style-name="T244">, of </text:span><text:span text:style-name="T246">V</text:span><text:span text:style-name="T244">ergrootglas-toets.</text:span></text:p></text:note-body></text:note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115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</text:span></text:span><text:span text:style-name="Strong_20_Emphasis"><text:span text:style-name="T124">bij </text:span></text:span><text:span text:style-name="Strong_20_Emphasis"><text:span text:style-name="T186">Instellingen </text:span></text:span><text:span text:style-name="Strong_20_Emphasis"><text:span text:style-name="T125">rechts o</text:span></text:span><text:span text:style-name="Strong_20_Emphasis"><text:span text:style-name="T101">p </text:span></text:span><text:span text:style-name="Strong_20_Emphasis"><text:span text:style-name="T187">Gebruikers</text:span></text:span><text:span text:style-name="Strong_20_Emphasis"><text:span text:style-name="T126">.</text:span></text:span></text:p>
          </table:table-cell>
        </table:table-row>
        <table:table-row table:style-name="TableLine94449073584576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65"><text:span text:style-name="Strong_20_Emphasis"><text:span text:style-name="T153">Klik links</text:span></text:span><text:span text:style-name="Strong_20_Emphasis"><text:span text:style-name="T167"> </text:span></text:span><text:span text:style-name="Strong_20_Emphasis"><text:span text:style-name="T127">op </text:span></text:span><text:span text:style-name="Strong_20_Emphasis"><text:span text:style-name="T174">Ontgrendelen</text:span></text:span><text:span text:style-name="Strong_20_Emphasis"><text:span text:style-name="T127"> </text:span></text:span><text:span text:style-name="Strong_20_Emphasis"><text:span text:style-name="T128">en daarna op </text:span></text:span><text:span text:style-name="Strong_20_Emphasis"><text:span text:style-name="T199">Gebruik</text:span></text:span><text:span text:style-name="Strong_20_Emphasis"><text:span text:style-name="T200">er</text:span></text:span><text:span text:style-name="Strong_20_Emphasis"><text:span text:style-name="T199"> toevoegen</text:span></text:span><text:span text:style-name="Strong_20_Emphasis"><text:span text:style-name="T128">.</text:span></text:span></text:p>
          </table:table-cell>
        </table:table-row>
        <table:table-row table:style-name="TableLine94449073453136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1"/>
          </table:table-cell>
        </table:table-row>
        <table:table-row table:style-name="TableLine94449073453760">
          <table:table-cell table:style-name="_33_._5f_Installatie_5f_afronden.A1" office:value-type="string">
            <text:p text:style-name="P50"><text:span text:style-name="Strong_20_Emphasis"><text:span text:style-name="T100"><text:s/></text:span></text:span><text:span text:style-name="Strong_20_Emphasis"><text:span text:style-name="T147"><draw:control text:anchor-type="as-char" draw:z-index="13" draw:name="Vorm4_1" draw:style-name="gr1" draw:text-style-name="P94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00">Installeer </text:span></text:span><text:span text:style-name="Strong_20_Emphasis"><text:span text:style-name="T144">pakket kz</text:span></text:span><text:span text:style-name="Strong_20_Emphasis"><text:span text:style-name="T144"><text:note text:id="ftn9" text:note-class="footnote"><text:note-citation>2</text:note-citation><text:note-body><text:p text:style-name="P82"><text:span text:style-name="T376">Debian-p</text:span>akket kz plaatst documenten en scripts van Karel Zimmer <text:span text:style-name="T375">(zie </text:span><text:a xlink:type="simple" xlink:href="https://karelzimmer.nl/" text:style-name="Internet_20_link" text:visited-style-name="Visited_20_Internet_20_Link"><text:span text:style-name="Strong_20_Emphasis"><text:span text:style-name="T344">karelzimmer.nl</text:span></text:span></text:a><text:span text:style-name="Strong_20_Emphasis"><text:span text:style-name="T33">) </text:span></text:span>voor het installeren en beheren van Ubuntu.</text:p></text:note-body></text:note></text:span></text:span><text:span text:style-name="Strong_20_Emphasis"><text:span text:style-name="T101"> </text:span></text:span><text:span text:style-name="Strong_20_Emphasis"><text:span text:style-name="T145">via </text:span></text:span><text:span text:style-name="Strong_20_Emphasis"><text:span text:style-name="T109">een </text:span></text:span><text:span text:style-name="Strong_20_Emphasis"><text:span text:style-name="T129">druk</text:span></text:span><text:span text:style-name="Strong_20_Emphasis"><text:span text:style-name="T109"> op</text:span></text:span><text:span text:style-name="Strong_20_Emphasis"><text:span text:style-name="T130"> de </text:span></text:span><text:span text:style-name="Strong_20_Emphasis"><text:span text:style-name="T112">Super</text:span></text:span><text:span text:style-name="Strong_20_Emphasis"><text:span text:style-name="T130">-toets</text:span></text:span><text:span text:style-name="Strong_20_Emphasis"><text:span text:style-name="T52"><text:note-ref text:note-class="footnote" text:reference-format="text" text:ref-name="ftn8">1</text:note-ref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7">ter</text:span></text:span><text:span text:style-name="Strong_20_Emphasis"><text:span text:style-name="T178">m</text:span></text:span><text:span text:style-name="Strong_20_Emphasis"><text:span text:style-name="T103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79">Terminalvenster</text:span></text:span><text:span text:style-name="Strong_20_Emphasis"><text:span text:style-name="T103">.</text:span></text:span></text:p>
          </table:table-cell>
        </table:table-row>
        <table:table-row table:style-name="TableLine94449073410784">
          <table:table-cell table:style-name="_33_._5f_Installatie_5f_afronden.A1" office:value-type="string">
            <text:p text:style-name="P53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58"><text:span text:style-name="T366">Typ</text:span><text:span text:style-name="Strong_20_Emphasis"><text:span text:style-name="T104">, of </text:span></text:span><text:span text:style-name="Strong_20_Emphasis"><text:span text:style-name="T103">kopieer en plak, de</text:span></text:span><text:span text:style-name="Strong_20_Emphasis"><text:span text:style-name="T131">z</text:span></text:span><text:span text:style-name="Strong_20_Emphasis"><text:span text:style-name="T103">e </text:span></text:span><text:span text:style-name="Strong_20_Emphasis"><text:span text:style-name="T106">twee </text:span></text:span><text:span text:style-name="Strong_20_Emphasis"><text:span text:style-name="T103">opdrachten, ieder gevolgd door de </text:span></text:span><text:span text:style-name="Strong_20_Emphasis"><text:span text:style-name="T102">Enter</text:span></text:span><text:span text:style-name="Strong_20_Emphasis"><text:span text:style-name="T101">-toets:<text:line-break/></text:span></text:span><text:span text:style-name="User_20_Entry"><text:span text:style-name="T45">wget karelzimmer.nl/</text:span></text:span><text:span text:style-name="User_20_Entry"><text:span text:style-name="T46">kz</text:span></text:span><text:span text:style-name="User_20_Entry"><text:span text:style-name="T45"><text:line-break/>bash </text:span></text:span><text:span text:style-name="User_20_Entry"><text:span text:style-name="T46">kz</text:span></text:span></text:p>
          </table:table-cell>
        </table:table-row>
        <table:table-row table:style-name="TableLine94449073411408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69"><text:span text:style-name="T363">V</text:span><text:span text:style-name="Strong_20_Emphasis"><text:span text:style-name="T107">olg </text:span></text:span><text:span text:style-name="Strong_20_Emphasis"><text:span text:style-name="T108">de aanwijzingen op het scherm.</text:span></text:span></text:p>
          </table:table-cell>
        </table:table-row>
        <table:table-row table:style-name="TableLine94449073582080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449073582704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47"><draw:control text:anchor-type="as-char" draw:z-index="7" draw:name="Vorm37" draw:style-name="gr1" draw:text-style-name="P94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132">Rond de</text:span></text:span><text:span text:style-name="Strong_20_Emphasis"><text:span text:style-name="T133"> installatie </text:span></text:span><text:span text:style-name="Strong_20_Emphasis"><text:span text:style-name="T132">af</text:span></text:span><text:span text:style-name="Strong_20_Emphasis"><text:span text:style-name="T132"><text:note text:id="ftn10" text:note-class="footnote"><text:note-citation>3</text:note-citation><text:note-body><text:p text:style-name="Footnote">De installatie kan <text:span text:style-name="T373">ge</text:span>controle<text:span text:style-name="T373">e</text:span>r<text:span text:style-name="T373">d worden </text:span>op volledigheid met <text:span text:style-name="T374">bestand</text:span> <text:span text:style-name="T370">Persoonlijke map / kz / Apps</text:span>.</text:p></text:note-body></text:note></text:span></text:span><text:span text:style-name="Strong_20_Emphasis"><text:span text:style-name="T132"> </text:span></text:span><text:span text:style-name="Strong_20_Emphasis"><text:span text:style-name="T101">via </text:span></text:span><text:span text:style-name="Strong_20_Emphasis"><text:span text:style-name="T134">een</text:span></text:span><text:span text:style-name="Strong_20_Emphasis"><text:span text:style-name="T135"> druk</text:span></text:span><text:span text:style-name="Strong_20_Emphasis"><text:span text:style-name="T134"> op</text:span></text:span><text:span text:style-name="Strong_20_Emphasis"><text:span text:style-name="T130"> de </text:span></text:span><text:span text:style-name="Strong_20_Emphasis"><text:span text:style-name="T112">Super</text:span></text:span><text:span text:style-name="Strong_20_Emphasis"><text:span text:style-name="T130">-toets</text:span></text:span><text:span text:style-name="Strong_20_Emphasis"><text:span text:style-name="T52"><text:note-ref text:note-class="footnote" text:reference-format="text" text:ref-name="ftn8">1</text:note-ref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5">men</text:span></text:span><text:span text:style-name="Strong_20_Emphasis"><text:span text:style-name="T171">u</text:span></text:span><text:span text:style-name="Strong_20_Emphasis"><text:span text:style-name="T115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94">Installatiem</text:span></text:span><text:span text:style-name="Strong_20_Emphasis"><text:span text:style-name="T195">enu</text:span></text:span><text:span text:style-name="Strong_20_Emphasis"><text:span text:style-name="T115">.</text:span></text:span></text:p>
          </table:table-cell>
        </table:table-row>
        <table:table-row table:style-name="TableLine94449073585056">
          <table:table-cell table:style-name="_33_._5f_Installatie_5f_afronden.A1" office:value-type="string">
            <text:p text:style-name="P51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136">K</text:span></text:span><text:span text:style-name="Strong_20_Emphasis"><text:span text:style-name="T119">ie</text:span></text:span><text:span text:style-name="Strong_20_Emphasis"><text:span text:style-name="T120">s </text:span></text:span><text:span text:style-name="Strong_20_Emphasis"><text:span text:style-name="T201">3</text:span></text:span><text:span text:style-name="Strong_20_Emphasis"><text:span text:style-name="T168"> </text:span></text:span><text:span text:style-name="Strong_20_Emphasis"><text:span text:style-name="T202">Installatie</text:span></text:span><text:span text:style-name="Strong_20_Emphasis"><text:span text:style-name="T203"> </text:span></text:span><text:span text:style-name="Strong_20_Emphasis"><text:span text:style-name="T204">afronden</text:span></text:span><text:span text:style-name="Strong_20_Emphasis"><text:span text:style-name="T136"> </text:span></text:span><text:span text:style-name="Strong_20_Emphasis"><text:span text:style-name="T121">en </text:span></text:span><text:span text:style-name="Strong_20_Emphasis"><text:span text:style-name="T137">v</text:span></text:span><text:span text:style-name="Strong_20_Emphasis"><text:span text:style-name="T108">olg de aanwijzingen op het scherm.</text:span></text:span></text:p>
          </table:table-cell>
        </table:table-row>
      </table:table>
      <text:p text:style-name="P46"><text:span text:style-name="Strong_20_Emphasis"><text:span text:style-name="T81"><text:tab/></text:span></text:span></text:p>
      <text:p text:style-name="P47"><text:span text:style-name="Strong_20_Emphasis"><text:span text:style-name="T121"/></text:span></text:p>
      <text:p text:style-name="P48"><text:span text:style-name="Strong_20_Emphasis"><text:span text:style-name="T108"/></text:span></text:p>
      <text:list xml:id="list101227529643989" text:continue-numbering="true" text:style-name="L1">
        <text:list-item>
          <text:p text:style-name="P91"><text:span text:style-name="Strong_20_Emphasis"><text:span text:style-name="T353">Gebruiker inrichten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/>
        <table:table-row table:style-name="TableLine94449073585680">
          <table:table-cell table:style-name="Tabel2.A1" office:value-type="string">
            <text:p text:style-name="P59"><text:span text:style-name="Strong_20_Emphasis"><text:span text:style-name="T100"><text:s/></text:span></text:span><text:span text:style-name="Strong_20_Emphasis"><text:span text:style-name="T147"><draw:control text:anchor-type="as-char" draw:z-index="14" draw:name="Vorm40_0" draw:style-name="gr1" draw:text-style-name="P94" svg:width="0.35cm" svg:height="0.35cm" draw:control="control15"/></text:span></text:span></text:p>
          </table:table-cell>
          <table:table-cell table:style-name="Tabel2.A1" office:value-type="string">
            <text:p text:style-name="P20"><text:span text:style-name="Strong_20_Emphasis"><text:span text:style-name="T81">Aanmelden als </text:span></text:span><text:span text:style-name="Definition"><text:span text:style-name="T358">gebruiker</text:span></text:span><text:span text:style-name="Strong_20_Emphasis"><text:span text:style-name="T138"><text:note text:id="ftn11" text:note-class="footnote"><text:note-citation>1</text:note-citation><text:note-body><text:p text:style-name="P75"><text:span text:style-name="User_20_Entry"><text:span text:style-name="T223">E</text:span></text:span><text:span text:style-name="User_20_Entry"><text:span text:style-name="T224">ventuele extra </text:span></text:span><text:span text:style-name="User_20_Entry"><text:span text:style-name="T225">gebruiker</text:span></text:span><text:span text:style-name="User_20_Entry"><text:span text:style-name="T224">s aanmelden en dezelfde stappen uitvoeren.</text:span></text:span></text:p></text:note-body></text:note></text:span></text:span><text:span text:style-name="Strong_20_Emphasis"><text:span text:style-name="T81">.</text:span></text:span></text:p>
          </table:table-cell>
        </table:table-row>
        <table:table-row table:style-name="TableLine94449073622416"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23"/>
          </table:table-cell>
        </table:table-row>
        <table:table-row table:style-name="TableLine94449073637600">
          <table:table-cell table:style-name="Tabel2.A1" office:value-type="string">
            <text:p text:style-name="P67"><text:span text:style-name="Strong_20_Emphasis"><text:span text:style-name="T100"><text:s/></text:span></text:span><text:span text:style-name="Strong_20_Emphasis"><text:span text:style-name="T147"><draw:control text:anchor-type="as-char" draw:z-index="16" draw:name="Vorm40_2" draw:style-name="gr1" draw:text-style-name="P94" svg:width="0.35cm" svg:height="0.35cm" draw:control="control17"/></text:span></text:span></text:p>
          </table:table-cell>
          <table:table-cell table:style-name="Tabel2.A1" office:value-type="string">
            <text:p text:style-name="P19"><text:span text:style-name="Strong_20_Emphasis"><text:span text:style-name="T139">R</text:span></text:span><text:span text:style-name="Strong_20_Emphasis"><text:span text:style-name="T140">icht </text:span></text:span><text:span text:style-name="Strong_20_Emphasis"><text:span text:style-name="T141">de </text:span></text:span><text:span text:style-name="Definition"><text:span text:style-name="T6">gebruiker</text:span></text:span><text:span text:style-name="Strong_20_Emphasis"><text:span text:style-name="T140"> </text:span></text:span><text:span text:style-name="Strong_20_Emphasis"><text:span text:style-name="T142">in </text:span></text:span><text:span text:style-name="Strong_20_Emphasis"><text:span text:style-name="T101">via </text:span></text:span><text:span text:style-name="Strong_20_Emphasis"><text:span text:style-name="T134">een</text:span></text:span><text:span text:style-name="Strong_20_Emphasis"><text:span text:style-name="T135"> druk</text:span></text:span><text:span text:style-name="Strong_20_Emphasis"><text:span text:style-name="T134"> op</text:span></text:span><text:span text:style-name="Strong_20_Emphasis"><text:span text:style-name="T130"> de </text:span></text:span><text:span text:style-name="Strong_20_Emphasis"><text:span text:style-name="T112">Super</text:span></text:span><text:span text:style-name="Strong_20_Emphasis"><text:span text:style-name="T130">-toets</text:span></text:span><text:span text:style-name="Strong_20_Emphasis"><text:span text:style-name="T52"><text:note text:id="ftn12" text:note-class="footnote"><text:note-citation>2</text:note-citation><text:note-body><text:p text:style-name="P72"><text:span text:style-name="T231">D</text:span>e <text:span text:style-name="T347">Super</text:span>-toets <text:span text:style-name="T231">is </text:span>de Windows<text:span text:style-name="T350">-</text:span><text:span text:style-name="T346">toets</text:span>, <text:span text:style-name="T350">C</text:span>ommand-<text:span text:style-name="T346">toets</text:span>, of <text:span text:style-name="T350">V</text:span>ergrootglas-toets.</text:p></text:note-body></text:note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5">men</text:span></text:span><text:span text:style-name="Strong_20_Emphasis"><text:span text:style-name="T171">u</text:span></text:span><text:span text:style-name="Strong_20_Emphasis"><text:span text:style-name="T115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94">Installatiem</text:span></text:span><text:span text:style-name="Strong_20_Emphasis"><text:span text:style-name="T195">enu</text:span></text:span><text:span text:style-name="Strong_20_Emphasis"><text:span text:style-name="T115">.</text:span></text:span></text:p>
          </table:table-cell>
        </table:table-row>
        <table:table-row table:style-name="TableLine94449073670512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18"><text:span text:style-name="Strong_20_Emphasis"><text:span text:style-name="T136">K</text:span></text:span><text:span text:style-name="Strong_20_Emphasis"><text:span text:style-name="T119">ie</text:span></text:span><text:span text:style-name="Strong_20_Emphasis"><text:span text:style-name="T120">s </text:span></text:span><text:span text:style-name="Strong_20_Emphasis"><text:span text:style-name="T201">4 </text:span></text:span><text:span text:style-name="Strong_20_Emphasis"><text:span text:style-name="T176">Gebruiker inrichten</text:span></text:span><text:span text:style-name="Strong_20_Emphasis"><text:span text:style-name="T136"> </text:span></text:span><text:span text:style-name="Strong_20_Emphasis"><text:span text:style-name="T121">en </text:span></text:span><text:span text:style-name="Strong_20_Emphasis"><text:span text:style-name="T137">v</text:span></text:span><text:span text:style-name="Strong_20_Emphasis"><text:span text:style-name="T108">olg de aanwijzingen op het scherm</text:span></text:span><text:span text:style-name="Strong_20_Emphasis"><text:span text:style-name="T169">.</text:span></text:span></text:p>
          </table:table-cell>
        </table:table-row>
      </table:table>
      <text:p text:style-name="P17"><text:span text:style-name="Strong_20_Emphasis"><text:span text:style-name="T143"/></text:span></text:p>
      <text:p text:style-name="P36"/>
      <text:p text:style-name="P36"/>
      <text:p text:style-name="P38"><text:span text:style-name="T239">E</text:span><text:span text:style-name="T240">inde c</text:span><text:span text:style-name="T241">hecklist, </text:span><text:span text:style-name="T242">d</text:span><text:span text:style-name="T241">e installatie van </text:span><text:span text:style-name="T241"><text:reference-ref text:reference-format="text" text:ref-name="Distributie">Ubuntu</text:reference-ref></text:span><text:span text:style-name="T241"><text:s/></text:span><text:span text:style-name="T243"><text:reference-ref text:reference-format="text" text:ref-name="Versie">22.04</text:reference-ref></text:span><text:span text:style-name="Strong_20_Emphasis"><text:span text:style-name="T264"><text:s/></text:span></text:span><text:span text:style-name="Strong_20_Emphasis"><text:span text:style-name="T265">LTS</text:span></text:span><text:span text:style-name="T51"> </text:span><text:span text:style-name="T241"><text:reference-ref text:reference-format="text" text:ref-name="Editie">Desktop</text:reference-ref></text:span><text:span text:style-name="T241"><text:s/>is voltooid.</text:span></text:p>
      <text:p text:style-name="P15"/>
      <text:p text:style-name="P5"><text:span text:style-name="T155">Geschreven</text:span><text:span text:style-name="T86"> door Karel Zimmer &lt;</text:span><text:a xlink:type="simple" xlink:href="mailto:info@karelzimmer.nl" text:style-name="Internet_20_link" text:visited-style-name="Visited_20_Internet_20_Link"><text:span text:style-name="T363">info@karelzimmer.nl</text:span></text:a><text:span text:style-name="T86">&gt;</text:span><text:span text:style-name="T8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8-18T10:12:25.952424360">18-08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8T10:12:15.714850427</dc:date>
    <meta:keyword>Installatie</meta:keyword>
    <meta:keyword>Checklist</meta:keyword>
    <meta:keyword>Linux</meta:keyword>
    <meta:editing-cycles>6495</meta:editing-cycles>
    <meta:editing-duration>P11DT11H34M51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53" meta:character-count="5244" meta:non-whitespace-character-count="4518"/>
    <meta:user-defined meta:name="Info 1"/>
    <meta:user-defined meta:name="Info 2"/>
    <meta:user-defined meta:name="Info 3"/>
    <meta:user-defined meta:name="Info 4"/>
  </office:meta>
</office:document-meta>
</file>